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imesNewRomanPSMT" svg:font-family="TimesNewRomanPSMT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1315ce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0b6f08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642d9" officeooo:paragraph-rsid="001642d9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officeooo:rsid="000d146e" officeooo:paragraph-rsid="0017e2aa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0d5697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17e2aa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1560aa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07cff" officeooo:paragraph-rsid="00107cff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paragraph-rsid="0017e2aa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Open Sans" fo:font-size="10pt" officeooo:paragraph-rsid="0017e2aa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Open Sans" fo:font-size="10pt" officeooo:paragraph-rsid="0017e2aa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fo:font-weight="normal" officeooo:rsid="000d146e" officeooo:paragraph-rsid="0017e2a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0d569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paragraph-rsid="0017e2a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3pt" officeooo:rsid="000d5697" officeooo:paragraph-rsid="0017e2aa" style:font-size-asian="13pt" style:font-size-complex="13pt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0b6f08" officeooo:paragraph-rsid="001315ce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107cff" officeooo:paragraph-rsid="00107cff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0pt" officeooo:rsid="000d5697" officeooo:paragraph-rsid="000d5697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0pt" officeooo:rsid="00107cff" officeooo:paragraph-rsid="00107cff" style:font-size-asian="10pt" style:font-size-complex="10pt"/>
    </style:style>
    <style:style style:name="P20" style:family="paragraph" style:parent-style-name="Standard" style:master-page-name="Standard">
      <style:paragraph-properties fo:margin-top="0in" fo:margin-bottom="0in" loext:contextual-spacing="false" fo:line-height="115%" fo:text-align="start" style:justify-single-word="false" style:page-number="auto"/>
      <style:text-properties style:font-name="Open Sans" fo:font-size="10pt" officeooo:rsid="000b6f08" officeooo:paragraph-rsid="000b6f0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5ce" style:font-weight-asian="bold" style:font-weight-complex="bold"/>
    </style:style>
    <style:style style:name="T3" style:family="text">
      <style:text-properties fo:font-weight="bold" officeooo:rsid="00149f96" style:font-weight-asian="bold" style:font-weight-complex="bold"/>
    </style:style>
    <style:style style:name="T4" style:family="text">
      <style:text-properties fo:font-weight="bold" officeooo:rsid="000d5697" style:font-weight-asian="bold" style:font-weight-complex="bold"/>
    </style:style>
    <style:style style:name="T5" style:family="text">
      <style:text-properties fo:font-weight="bold" officeooo:rsid="001560aa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weight="normal" officeooo:rsid="001560aa" style:font-weight-asian="normal" style:font-weight-complex="normal"/>
    </style:style>
    <style:style style:name="T8" style:family="text">
      <style:text-properties style:font-name="Open Sans"/>
    </style:style>
    <style:style style:name="T9" style:family="text">
      <style:text-properties style:font-name="Open Sans" officeooo:rsid="000d146e"/>
    </style:style>
    <style:style style:name="T10" style:family="text">
      <style:text-properties style:font-name="Open Sans" officeooo:rsid="000d5697"/>
    </style:style>
    <style:style style:name="T11" style:family="text">
      <style:text-properties style:font-name="Open Sans" officeooo:rsid="000ea0b2"/>
    </style:style>
    <style:style style:name="T12" style:family="text">
      <style:text-properties style:font-name="Open Sans" officeooo:rsid="00107cff"/>
    </style:style>
    <style:style style:name="T13" style:family="text">
      <style:text-properties style:font-name="Open Sans" fo:font-size="10pt" style:font-size-asian="10pt" style:font-size-complex="10pt"/>
    </style:style>
    <style:style style:name="T14" style:family="text">
      <style:text-properties style:font-name="Open Sans" fo:font-size="10pt" officeooo:rsid="000ea0b2" style:font-size-asian="10pt" style:font-size-complex="10pt"/>
    </style:style>
    <style:style style:name="T15" style:family="text">
      <style:text-properties style:font-name="Open Sans" fo:font-size="10pt" officeooo:rsid="000d146e" style:font-size-asian="10pt" style:font-size-complex="10pt"/>
    </style:style>
    <style:style style:name="T16" style:family="text">
      <style:text-properties style:font-name="Open Sans" fo:font-size="10pt" officeooo:rsid="0017e2aa" style:font-size-asian="10pt" style:font-size-complex="10pt"/>
    </style:style>
    <style:style style:name="T17" style:family="text">
      <style:text-properties style:font-name="Open Sans" fo:font-size="10pt" officeooo:rsid="000d5697" style:font-size-asian="10pt" style:font-size-complex="10pt"/>
    </style:style>
    <style:style style:name="T18" style:family="text">
      <style:text-properties style:font-name="Open Sans" fo:font-size="10pt" officeooo:rsid="001560aa" style:font-size-asian="10pt" style:font-size-complex="10pt"/>
    </style:style>
    <style:style style:name="T19" style:family="text">
      <style:text-properties style:font-name="Open Sans" fo:font-size="10pt" fo:font-weight="bold" officeooo:rsid="000d5697" style:font-size-asian="10pt" style:font-weight-asian="bold" style:font-size-complex="10pt" style:font-weight-complex="bold"/>
    </style:style>
    <style:style style:name="T20" style:family="text">
      <style:text-properties style:font-name="Open Sans" officeooo:rsid="001315ce"/>
    </style:style>
    <style:style style:name="T21" style:family="text">
      <style:text-properties style:font-name="Open Sans" fo:font-weight="bold" style:font-weight-asian="bold" style:font-weight-complex="bold"/>
    </style:style>
    <style:style style:name="T22" style:family="text">
      <style:text-properties style:font-name="Open Sans" fo:font-weight="bold" officeooo:rsid="001315ce" style:font-weight-asian="bold" style:font-weight-complex="bold"/>
    </style:style>
    <style:style style:name="T23" style:family="text">
      <style:text-properties style:font-name="Open Sans" fo:font-weight="bold" officeooo:rsid="00149f96" style:font-weight-asian="bold" style:font-weight-complex="bold"/>
    </style:style>
    <style:style style:name="T24" style:family="text">
      <style:text-properties style:font-name="Open Sans" fo:font-weight="bold" officeooo:rsid="000d5697" style:font-weight-asian="bold" style:font-weight-complex="bold"/>
    </style:style>
    <style:style style:name="T25" style:family="text">
      <style:text-properties style:font-name="Open Sans" officeooo:rsid="001560aa"/>
    </style:style>
    <style:style style:name="T26" style:family="text">
      <style:text-properties style:font-name="Open Sans" officeooo:rsid="001642d9"/>
    </style:style>
    <style:style style:name="T27" style:family="text">
      <style:text-properties style:font-name="Open Sans" officeooo:rsid="0017e2aa"/>
    </style:style>
    <style:style style:name="T28" style:family="text">
      <style:text-properties officeooo:rsid="000d146e"/>
    </style:style>
    <style:style style:name="T29" style:family="text">
      <style:text-properties officeooo:rsid="000d5697"/>
    </style:style>
    <style:style style:name="T30" style:family="text">
      <style:text-properties officeooo:rsid="000ea0b2"/>
    </style:style>
    <style:style style:name="T31" style:family="text">
      <style:text-properties officeooo:rsid="00107cff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0d146e" style:font-size-asian="10pt" style:font-size-complex="10pt"/>
    </style:style>
    <style:style style:name="T34" style:family="text">
      <style:text-properties fo:font-size="10pt" officeooo:rsid="000d5697" style:font-size-asian="10pt" style:font-size-complex="10pt"/>
    </style:style>
    <style:style style:name="T35" style:family="text">
      <style:text-properties fo:font-size="10pt" officeooo:rsid="0017e2aa" style:font-size-asian="10pt" style:font-size-complex="10pt"/>
    </style:style>
    <style:style style:name="T36" style:family="text">
      <style:text-properties fo:font-size="10pt" officeooo:rsid="001560aa" style:font-size-asian="10pt" style:font-size-complex="10pt"/>
    </style:style>
    <style:style style:name="T37" style:family="text">
      <style:text-properties fo:font-size="10pt" officeooo:rsid="000ea0b2" style:font-size-asian="10pt" style:font-size-complex="10pt"/>
    </style:style>
    <style:style style:name="T38" style:family="text">
      <style:text-properties fo:font-size="10pt" fo:font-weight="bold" officeooo:rsid="000d5697" style:font-size-asian="10pt" style:font-weight-asian="bold" style:font-size-complex="10pt" style:font-weight-complex="bold"/>
    </style:style>
    <style:style style:name="T39" style:family="text">
      <style:text-properties officeooo:rsid="001315ce"/>
    </style:style>
    <style:style style:name="T40" style:family="text">
      <style:text-properties officeooo:rsid="001560aa"/>
    </style:style>
    <style:style style:name="T41" style:family="text">
      <style:text-properties officeooo:rsid="001642d9"/>
    </style:style>
    <style:style style:name="T42" style:family="text">
      <style:text-properties officeooo:rsid="0017e2aa"/>
    </style:style>
    <style:style style:name="T43" style:family="text">
      <style:text-properties fo:font-size="14pt" fo:font-weight="bold" officeooo:rsid="001315ce" style:font-size-asian="14pt" style:font-weight-asian="bold" style:font-size-complex="14pt" style:font-weight-complex="bold"/>
    </style:style>
    <style:style style:name="T44" style:family="text">
      <style:text-properties fo:font-size="13pt" fo:font-weight="bold" style:font-size-asian="13pt" style:font-weight-asian="bold" style:font-size-complex="13pt" style:font-weight-complex="bold"/>
    </style:style>
    <style:style style:name="T45" style:family="text">
      <style:text-properties fo:font-size="13pt" fo:font-weight="bold" officeooo:rsid="00149f96" style:font-size-asian="13pt" style:font-weight-asian="bold" style:font-size-complex="13pt" style:font-weight-complex="bold"/>
    </style:style>
    <style:style style:name="T46" style:family="text">
      <style:text-properties fo:font-size="13pt" fo:font-weight="bold" officeooo:rsid="000d5697" style:font-size-asian="13pt" style:font-weight-asian="bold" style:font-size-complex="13pt" style:font-weight-complex="bold"/>
    </style:style>
    <style:style style:name="T47" style:family="text">
      <style:text-properties fo:font-size="16pt" fo:font-weight="bold" officeooo:rsid="001315ce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7">TAYLOR EVAN ERUYSAL</text:span><text:line-break/>GAME DESIGNER, ARTIST, DIGITAL DEVELOPER</text:p>
      <text:p text:style-name="P1">tayloreruysal.me</text:p>
      <text:p text:style-name="P16"><text:a xlink:type="simple" xlink:href="mailto:tayloreruysal@gmail.com" text:style-name="Internet_20_link" text:visited-style-name="Visited_20_Internet_20_Link"><text:span text:style-name="T13">tayloreruysal@gmail.com</text:span></text:a></text:p>
      <text:p text:style-name="P1"><text:span text:style-name="T28">518-331-5372</text:span></text:p>
      <text:p text:style-name="P1"><text:line-break/><text:span text:style-name="T45">CAREER SUMMARY</text:span><text:line-break/><text:span text:style-name="T41">- Well-rounded, multidisciplinary skillset that combines artistic principles, game design theory, and technological skill to approach projects from a holistic standpoint<text:line-break/>- Continually learning new creative software and techniques to compete in an ever-changing field</text:span></text:p>
      <text:p text:style-name="P3">- Prolific collaborative and leadership experience, both in academic and personal projects</text:p>
      <text:p text:style-name="P1"/>
      <text:p text:style-name="P2"><text:span text:style-name="T44">SKILLS</text:span><text:line-break/><text:span text:style-name="T28">Game Design: Mechanics, artistic direction, visual/level design, player agency</text:span><text:line-break/><text:span text:style-name="T28">3D Art: Modeling, low-poly, scene composition, basic rigging/skinning</text:span></text:p>
      <text:p text:style-name="P9"><text:span text:style-name="T28">2D Art: Digital painting, pixel art, 2D asset creation (raster-based)<text:line-break/>Animation: Basic 2D spritework and 3D rig animation<text:line-break/>Software Proficiencies: Autodesk Maya, Blender, Adobe Photoshop, Unity, Game Maker<text:line-break/><text:line-break/></text:span><text:span text:style-name="T46">EDUCATION</text:span></text:p>
      <text:p text:style-name="P12"><text:span text:style-name="T29">Rensselaer Polytechnic Institute (RPI) - Troy, New York<text:tab/>September 2013-May 2017</text:span></text:p>
      <text:p text:style-name="P13">BS: Games and Simulation Arts and Sciences (Concentration: Electronic Arts)</text:p>
      <text:p text:style-name="P14"><text:span text:style-name="T29">Dean’s List Fall 2014/Fall 2015/Spring 2016</text:span></text:p>
      <text:p text:style-name="P11"><text:span text:style-name="T7">NYFA Artist as Entrepreneur Boot Camp Program</text:span><text:tab/><text:span text:style-name="T42">October 2017</text:span></text:p>
      <text:p text:style-name="P7"><text:span text:style-name="T40">The Arts Center of the Capital Region, Troy, New York<text:line-break/>Studied finance, copyright, and marketing in week-long program</text:span></text:p>
      <text:p text:style-name="P5"/>
      <text:p text:style-name="P15"><text:span text:style-name="T1">LEADERSHIP/ACTIVITIES</text:span></text:p>
      <text:p text:style-name="P4"><text:span text:style-name="T42">Freelance work, created art/music for various online businesses and clients<text:tab/>2017-Present</text:span></text:p>
      <text:p text:style-name="P4"><text:span text:style-name="T42">Released an album of original music, marketed through Youtube<text:tab/>2017</text:span></text:p>
      <text:p text:style-name="P4"><text:span text:style-name="T42">Guest Lecturer for RPI Games and Simulation Arts and Sciences<text:tab/>2014-2017</text:span></text:p>
      <text:p text:style-name="P4"><text:span text:style-name="T42">RPI Game Development Club/RPI Game Jam<text:tab/>2013-2017</text:span></text:p>
      <text:p text:style-name="P4"><text:span text:style-name="T42">RPI GameFest 2015<text:tab/>2015</text:span></text:p>
      <text:p text:style-name="P4"><text:span text:style-name="T42">RPI Dean’s List<text:tab/>2014-2016<text:line-break/><text:line-break/></text:span><text:span text:style-name="T46">EMPLOYMENT</text:span></text:p>
      <text:p text:style-name="P11">Boston Festival for Independent Games<text:tab/>September 2016</text:p>
      <text:p text:style-name="P10"><text:tab/>Guest Artist/Artist’s Alley Vendor</text:p>
      <text:p text:style-name="P11">RPI Summer Undergraduate Research Program<text:tab/>May-June 2015</text:p>
      <text:p text:style-name="P10"><text:soft-page-break/><text:tab/>Researcher, Creative Director for a team of four students, designed and created a game <text:tab/>tested at 1<text:span text:style-name="T6">st</text:span> Playable Studios in Troy, NY, funded by RPI</text:p>
      <text:p text:style-name="P11">RPI Summer at Rensselaer Program<text:tab/>July 2015</text:p>
      <text:p text:style-name="P10"><text:tab/>Resident Counselor, helped with group activities, scheduling, <text:span text:style-name="T42">and guided touring</text:span></text:p>
      <text:p text:style-name="P11">Hoffman’s Playland, Latham, NY<text:tab/>April-August 2013</text:p>
      <text:p text:style-name="P6"><text:tab/>Ride Operator, Customer Service<text:line-break/><text:line-break/><text:span text:style-name="T44">REFERENCES</text:span><text:line-break/><text:span text:style-name="T31">Dr. Marc Destefano</text:span></text:p>
      <text:p text:style-name="P8">Professor of Games Simulations Arts and Sciences, Rensselaer Polytechnic Institute</text:p>
      <text:p text:style-name="P8">518-276-6472</text:p>
      <text:p text:style-name="P17"><text:a xlink:type="simple" xlink:href="mailto:destem@rpi.edu" text:style-name="Internet_20_link" text:visited-style-name="Visited_20_Internet_20_Link"><text:span text:style-name="T13">destem@rpi.edu</text:span></text:a></text:p>
      <text:p text:style-name="P8"><text:line-break/>Shawn Lawson<text:line-break/>Professor/Graduate Program Director, Rensselaer Polytechnic Institute<text:line-break/><text:span text:style-name="T30">518-334-3537</text:span></text:p>
      <text:p text:style-name="P8"/>
      <text:p text:style-name="P17"><text:span text:style-name="T14">Cody Gilley<text:line-break/></text:span><text:span text:style-name="T13">Owner of RabidRetrospectGames (online gaming news/content group)</text:span><text:span text:style-name="T14"><text:line-break/></text:span><text:a xlink:type="simple" xlink:href="mailto:rabidretrospectgamesemail@yahoo.com" text:style-name="Internet_20_link" text:visited-style-name="Visited_20_Internet_20_Link"><text:span text:style-name="T14">rabidretrospectgamesemail@yahoo.com</text:span></text:a><text:span text:style-name="T13"><text:line-break/></text:span></text:p>
      <text:p text:style-name="P8">Ben Chang</text:p>
      <text:p text:style-name="P8">Professor of Games Simulations Arts and Sciences, Rensselaer Polytechnic Institute</text:p>
      <text:p text:style-name="P8">518-276-2366</text:p>
      <text:p text:style-name="P19"><text:a xlink:type="simple" xlink:href="mailto:changb3@rpi.edu" text:style-name="Internet_20_link" text:visited-style-name="Visited_20_Internet_20_Link"><text:span text:style-name="T8">changb3@rpi.ed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imesNewRomanPSMT" svg:font-family="TimesNewRomanPSMT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7</meta:editing-cycles>
    <meta:print-date>2016-03-20T18:28:00</meta:print-date>
    <meta:creation-date>2016-01-07T12:25:00</meta:creation-date>
    <dc:date>2018-01-20T21:01:29.548000000</dc:date>
    <meta:editing-duration>PT11H22M18S</meta:editing-duration>
    <meta:generator>LibreOffice/5.3.3.2$Windows_X86_64 LibreOffice_project/3d9a8b4b4e538a85e0782bd6c2d430bafe583448</meta:generator>
    <meta:document-statistic meta:table-count="0" meta:image-count="0" meta:object-count="0" meta:page-count="2" meta:paragraph-count="37" meta:word-count="329" meta:character-count="2534" meta:non-whitespace-character-count="22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